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644.397" calcext:value-type="float">
            <text:p>644.397</text:p>
          </table:table-cell>
          <table:table-cell office:value-type="float" office:value="326.786" calcext:value-type="float">
            <text:p>326.786</text:p>
          </table:table-cell>
          <table:table-cell office:value-type="float" office:value="332.143" calcext:value-type="float">
            <text:p>332.143</text:p>
          </table:table-cell>
          <table:table-cell office:value-type="float" office:value="321.684" calcext:value-type="float">
            <text:p>321.684</text:p>
          </table:table-cell>
          <table:table-cell table:formula="of:=([.$C1]-[.$D1])/2" office:value-type="float" office:value="5.2295" calcext:value-type="float">
            <text:p>5.2295</text:p>
          </table:table-cell>
        </table:table-row>
        <table:table-row table:style-name="ro1">
          <table:table-cell office:value-type="float" office:value="687.706" calcext:value-type="float">
            <text:p>687.706</text:p>
          </table:table-cell>
          <table:table-cell office:value-type="float" office:value="325" calcext:value-type="float">
            <text:p>325</text:p>
          </table:table-cell>
          <table:table-cell office:value-type="float" office:value="336.224" calcext:value-type="float">
            <text:p>336.224</text:p>
          </table:table-cell>
          <table:table-cell office:value-type="float" office:value="313.52" calcext:value-type="float">
            <text:p>313.52</text:p>
          </table:table-cell>
          <table:table-cell table:formula="of:=([.$C2]-[.$D2])/2" office:value-type="float" office:value="11.352" calcext:value-type="float">
            <text:p>11.352</text:p>
          </table:table-cell>
        </table:table-row>
        <table:table-row table:style-name="ro1">
          <table:table-cell office:value-type="float" office:value="723.288" calcext:value-type="float">
            <text:p>723.288</text:p>
          </table:table-cell>
          <table:table-cell office:value-type="float" office:value="329.592" calcext:value-type="float">
            <text:p>329.592</text:p>
          </table:table-cell>
          <table:table-cell office:value-type="float" office:value="338.265" calcext:value-type="float">
            <text:p>338.265</text:p>
          </table:table-cell>
          <table:table-cell office:value-type="float" office:value="320.918" calcext:value-type="float">
            <text:p>320.918</text:p>
          </table:table-cell>
          <table:table-cell table:formula="of:=([.$C3]-[.$D3])/2" office:value-type="float" office:value="8.67349999999999" calcext:value-type="float">
            <text:p>8.6735</text:p>
          </table:table-cell>
        </table:table-row>
        <table:table-row table:style-name="ro1">
          <table:table-cell office:value-type="float" office:value="768.968" calcext:value-type="float">
            <text:p>768.968</text:p>
          </table:table-cell>
          <table:table-cell office:value-type="float" office:value="288.265" calcext:value-type="float">
            <text:p>288.265</text:p>
          </table:table-cell>
          <table:table-cell office:value-type="float" office:value="319.388" calcext:value-type="float">
            <text:p>319.388</text:p>
          </table:table-cell>
          <table:table-cell office:value-type="float" office:value="257.143" calcext:value-type="float">
            <text:p>257.143</text:p>
          </table:table-cell>
          <table:table-cell table:formula="of:=([.$C4]-[.$D4])/2" office:value-type="float" office:value="31.1225" calcext:value-type="float">
            <text:p>31.1225</text:p>
          </table:table-cell>
        </table:table-row>
        <table:table-row table:style-name="ro1">
          <table:table-cell office:value-type="float" office:value="792.921" calcext:value-type="float">
            <text:p>792.921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269.643" calcext:value-type="float">
            <text:p>269.643</text:p>
          </table:table-cell>
          <table:table-cell office:value-type="float" office:value="246.684" calcext:value-type="float">
            <text:p>246.684</text:p>
          </table:table-cell>
          <table:table-cell table:formula="of:=([.$C5]-[.$D5])/2" office:value-type="float" office:value="11.4795" calcext:value-type="float">
            <text:p>11.4795</text:p>
          </table:table-cell>
        </table:table-row>
        <table:table-row table:style-name="ro1">
          <table:table-cell office:value-type="float" office:value="841.079" calcext:value-type="float">
            <text:p>841.079</text:p>
          </table:table-cell>
          <table:table-cell office:value-type="float" office:value="261.99" calcext:value-type="float">
            <text:p>261.99</text:p>
          </table:table-cell>
          <table:table-cell office:value-type="float" office:value="271.939" calcext:value-type="float">
            <text:p>271.939</text:p>
          </table:table-cell>
          <table:table-cell office:value-type="float" office:value="252.041" calcext:value-type="float">
            <text:p>252.041</text:p>
          </table:table-cell>
          <table:table-cell table:formula="of:=([.$C6]-[.$D6])/2" office:value-type="float" office:value="9.94900000000001" calcext:value-type="float">
            <text:p>9.949</text:p>
          </table:table-cell>
        </table:table-row>
        <table:table-row table:style-name="ro1">
          <table:table-cell office:value-type="float" office:value="856.474" calcext:value-type="float">
            <text:p>856.474</text:p>
          </table:table-cell>
          <table:table-cell office:value-type="float" office:value="257.398" calcext:value-type="float">
            <text:p>257.398</text:p>
          </table:table-cell>
          <table:table-cell office:value-type="float" office:value="264.541" calcext:value-type="float">
            <text:p>264.541</text:p>
          </table:table-cell>
          <table:table-cell office:value-type="float" office:value="249.49" calcext:value-type="float">
            <text:p>249.49</text:p>
          </table:table-cell>
          <table:table-cell table:formula="of:=([.$C7]-[.$D7])/2" office:value-type="float" office:value="7.52550000000001" calcext:value-type="float">
            <text:p>7.5255</text:p>
          </table:table-cell>
        </table:table-row>
        <table:table-row table:style-name="ro1">
          <table:table-cell office:value-type="float" office:value="871.884" calcext:value-type="float">
            <text:p>871.884</text:p>
          </table:table-cell>
          <table:table-cell office:value-type="float" office:value="250.765" calcext:value-type="float">
            <text:p>250.765</text:p>
          </table:table-cell>
          <table:table-cell office:value-type="float" office:value="261.735" calcext:value-type="float">
            <text:p>261.735</text:p>
          </table:table-cell>
          <table:table-cell office:value-type="float" office:value="239.541" calcext:value-type="float">
            <text:p>239.541</text:p>
          </table:table-cell>
          <table:table-cell table:formula="of:=([.$C8]-[.$D8])/2" office:value-type="float" office:value="11.097" calcext:value-type="float">
            <text:p>11.097</text:p>
          </table:table-cell>
        </table:table-row>
        <table:table-row table:style-name="ro1">
          <table:table-cell office:value-type="float" office:value="885.925" calcext:value-type="float">
            <text:p>885.925</text:p>
          </table:table-cell>
          <table:table-cell office:value-type="float" office:value="240.051" calcext:value-type="float">
            <text:p>240.051</text:p>
          </table:table-cell>
          <table:table-cell office:value-type="float" office:value="244.643" calcext:value-type="float">
            <text:p>244.643</text:p>
          </table:table-cell>
          <table:table-cell office:value-type="float" office:value="234.949" calcext:value-type="float">
            <text:p>234.949</text:p>
          </table:table-cell>
          <table:table-cell table:formula="of:=([.$C9]-[.$D9])/2" office:value-type="float" office:value="4.84700000000001" calcext:value-type="float">
            <text:p>4.847</text:p>
          </table:table-cell>
        </table:table-row>
        <table:table-row table:style-name="ro1">
          <table:table-cell office:value-type="float" office:value="901.928" calcext:value-type="float">
            <text:p>901.928</text:p>
          </table:table-cell>
          <table:table-cell office:value-type="float" office:value="248.469" calcext:value-type="float">
            <text:p>248.469</text:p>
          </table:table-cell>
          <table:table-cell office:value-type="float" office:value="251.276" calcext:value-type="float">
            <text:p>251.276</text:p>
          </table:table-cell>
          <table:table-cell office:value-type="float" office:value="245.408" calcext:value-type="float">
            <text:p>245.408</text:p>
          </table:table-cell>
          <table:table-cell table:formula="of:=([.$C10]-[.$D10])/2" office:value-type="float" office:value="2.934" calcext:value-type="float">
            <text:p>2.934</text:p>
          </table:table-cell>
        </table:table-row>
        <table:table-row table:style-name="ro1">
          <table:table-cell office:value-type="float" office:value="913.142" calcext:value-type="float">
            <text:p>913.142</text:p>
          </table:table-cell>
          <table:table-cell office:value-type="float" office:value="242.602" calcext:value-type="float">
            <text:p>242.602</text:p>
          </table:table-cell>
          <table:table-cell office:value-type="float" office:value="245.663" calcext:value-type="float">
            <text:p>245.663</text:p>
          </table:table-cell>
          <table:table-cell office:value-type="float" office:value="238.776" calcext:value-type="float">
            <text:p>238.776</text:p>
          </table:table-cell>
          <table:table-cell table:formula="of:=([.$C11]-[.$D11])/2" office:value-type="float" office:value="3.4435" calcext:value-type="float">
            <text:p>3.4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8:57:12.083805243</meta:creation-date>
    <dc:date>2016-11-30T19:37:43.246438609</dc:date>
    <meta:editing-duration>PT30M21S</meta:editing-duration>
    <meta:editing-cycles>1</meta:editing-cycles>
    <meta:document-statistic meta:table-count="1" meta:cell-count="55" meta:object-count="0"/>
    <meta:generator>LibreOffice/5.1.4.2$Linux_X86_64 LibreOffice_project/10m0$Build-2</meta:generator>
  </office:meta>
</office:document-meta>
</file>